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0C000002E321647D2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285in" style:rel-column-width="3065*"/>
    </style:style>
    <style:style style:name="Table1.B" style:family="table-column">
      <style:table-column-properties style:column-width="4.7965in" style:rel-column-width="6907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Arial Black" fo:font-size="28pt" officeooo:paragraph-rsid="001443de" style:font-size-asian="24.5pt" style:font-size-complex="28pt"/>
    </style:style>
    <style:style style:name="P2" style:family="paragraph" style:parent-style-name="Standard">
      <style:text-properties style:font-name="Arial Black" fo:font-size="18pt" officeooo:paragraph-rsid="001443de" style:font-size-asian="15.75pt" style:font-size-complex="18pt"/>
    </style:style>
    <style:style style:name="P3" style:family="paragraph" style:parent-style-name="Standard">
      <style:paragraph-properties>
        <style:tab-stops>
          <style:tab-stop style:position="4.2346in" style:type="right"/>
        </style:tab-stops>
      </style:paragraph-properties>
      <style:text-properties style:font-name="Arial Black" fo:font-size="12pt" officeooo:paragraph-rsid="0015f953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4.2346in" style:type="right"/>
        </style:tab-stops>
      </style:paragraph-properties>
      <style:text-properties style:font-name="Arial Black" fo:font-size="12pt" officeooo:paragraph-rsid="00195ff7" style:font-size-asian="12pt" style:font-size-complex="12pt"/>
    </style:style>
    <style:style style:name="P5" style:family="paragraph" style:parent-style-name="Standard">
      <style:paragraph-properties fo:margin-left="0in" fo:margin-right="4.9772in" fo:text-align="center" style:justify-single-word="false" fo:text-indent="0in" style:auto-text-indent="false"/>
      <style:text-properties style:font-name="Arial Black" fo:font-size="14pt" officeooo:paragraph-rsid="001443de" style:font-size-asian="14pt" style:font-size-complex="14pt"/>
    </style:style>
    <style:style style:name="P6" style:family="paragraph" style:parent-style-name="Text_20_body" style:list-style-name="">
      <style:text-properties officeooo:paragraph-rsid="00195ff7"/>
    </style:style>
    <style:style style:name="P7" style:family="paragraph" style:parent-style-name="Text_20_body">
      <style:text-properties officeooo:paragraph-rsid="00195ff7"/>
    </style:style>
    <style:style style:name="P8" style:family="paragraph" style:parent-style-name="Text_20_body">
      <style:text-properties fo:font-weight="normal" officeooo:paragraph-rsid="00195ff7" style:font-weight-asian="normal" style:font-weight-complex="normal"/>
    </style:style>
    <style:style style:name="P9" style:family="paragraph" style:parent-style-name="Text_20_body">
      <style:text-properties officeooo:paragraph-rsid="001964c9"/>
    </style:style>
    <style:style style:name="P10" style:family="paragraph" style:parent-style-name="Table_20_Contents">
      <style:text-properties style:font-name="Arial Black" fo:font-size="18pt" style:font-size-asian="15.75pt" style:font-size-complex="18pt"/>
    </style:style>
    <style:style style:name="T1" style:family="text">
      <style:text-properties officeooo:rsid="001443de"/>
    </style:style>
    <style:style style:name="T2" style:family="text">
      <style:text-properties fo:font-weight="bold"/>
    </style:style>
    <style:style style:name="T3" style:family="text">
      <style:text-properties fo:font-weight="bold" officeooo:rsid="00195ff7"/>
    </style:style>
    <style:style style:name="T4" style:family="text">
      <style:text-properties fo:font-weight="bold" officeooo:rsid="001964c9"/>
    </style:style>
    <style:style style:name="T5" style:family="text">
      <style:text-properties officeooo:rsid="00195ff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5ff7" style:font-weight-asian="normal" style:font-weight-complex="normal"/>
    </style:style>
    <style:style style:name="T8" style:family="text">
      <style:text-properties fo:font-weight="normal" officeooo:rsid="001964c9" style:font-weight-asian="normal" style:font-weight-complex="normal"/>
    </style:style>
    <style:style style:name="T9" style:family="text">
      <style:text-properties officeooo:rsid="001964c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vel Company</text:span></text:p>
      <text:p text:style-name="P5"><text:span text:style-name="T1">Tours 201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<text:span text:style-name="T1">Hong Kong and Thailand 7 Day Group Tour<text:tab/></text:span></text:p>
          </table:table-cell>
        </table:table-row>
        <table:table-row>
          <table:table-cell table:style-name="Table1.A1" office:value-type="string">
            <text:p text:style-name="P10"><text:tab/></text:p>
          </table:table-cell>
          <table:table-cell table:style-name="Table1.A1" office:value-type="string">
            <text:section text:style-name="Sect1" text:name="content-area">
              <text:p text:style-name="P6"><draw:a xlink:type="simple" xlink:href="http://linux-laptop:8080/?command=Form&amp;record=com.tourapp.tour.booking.detail.db.BookingDetail&amp;objectID=16"><draw:frame draw:style-name="fr1" draw:name="graphics1" text:anchor-type="as-char" svg:width="0.1217in" svg:height="0.1217in" draw:z-index="0"><draw:image xlink:href="http://linux-laptop:8080/images/tour/buttons/Land.gif" xlink:type="simple" xlink:show="embed" xlink:actuate="onLoad"/></draw:frame></draw:a><text:a xlink:type="simple" xlink:href="http://linux-laptop:8080/?command=Form&amp;record=com.tourapp.tour.booking.detail.db.BookingDetail&amp;objectID=16">   </text:a><text:a xlink:type="simple" xlink:href="http://linux-laptop:8080/?command=Form&amp;record=com.tourapp.tour.booking.detail.db.BookingDetail&amp;objectID=15"><text:span text:style-name="T3">Day 1 – </text:span></text:a><text:a xlink:type="simple" xlink:href="http://linux-laptop:8080/?command=Form&amp;record=com.tourapp.tour.booking.detail.db.BookingDetail&amp;objectID=16"><text:span text:style-name="T2">Airport to Mandarin Hotel Transfer</text:span></text:a></text:p>
              <text:p text:style-name="P7"><text:span text:style-name="T7">Yo</text:span><text:span text:style-name="T6">u will be met at the airport and </text:span><text:span text:style-name="T7">transferred</text:span><text:span text:style-name="T6"> by </text:span><text:span text:style-name="T7">an air-conditioned motorcoach</text:span><text:span text:style-name="T6"> to </text:span><text:span text:style-name="T7">the </text:span><text:span text:style-name="T8">Mandarin</text:span><text:span text:style-name="T7"> Hotel</text:span><text:span text:style-name="T6">.</text:span></text:p>
              <text:p text:style-name="Text_20_body"><draw:a xlink:type="simple" xlink:href="http://linux-laptop:8080/?command=Form&amp;record=com.tourapp.tour.booking.detail.db.BookingDetail&amp;objectID=15"><draw:frame draw:style-name="fr1" draw:name="graphics2" text:anchor-type="as-char" svg:width="0.1217in" svg:height="0.1217in" draw:z-index="1"><draw:image xlink:href="http://linux-laptop:8080/images/tour/buttons/Hotel.gif" xlink:type="simple" xlink:show="embed" xlink:actuate="onLoad"/></draw:frame></draw:a><text:a xlink:type="simple" xlink:href="http://linux-laptop:8080/?command=Form&amp;record=com.tourapp.tour.booking.detail.db.BookingDetail&amp;objectID=15">   </text:a><text:a xlink:type="simple" xlink:href="http://linux-laptop:8080/?command=Form&amp;record=com.tourapp.tour.booking.detail.db.BookingDetail&amp;objectID=15"><text:span text:style-name="T3">Day 1 to Day 4</text:span></text:a><text:a xlink:type="simple" xlink:href="http://linux-laptop:8080/?command=Form&amp;record=com.tourapp.tour.booking.detail.db.BookingDetail&amp;objectID=15"><text:span text:style-name="T2"> - Mandarin Hotel</text:span></text:a></text:p>
              <text:p text:style-name="P9"><draw:a xlink:type="simple" xlink:href="http://linux-laptop:8080/?command=Form&amp;record=com.tourapp.tour.booking.detail.db.BookingDetail&amp;objectID=18"><draw:frame draw:style-name="fr1" draw:name="graphics3" text:anchor-type="as-char" svg:width="0.1217in" svg:height="0.1217in" draw:z-index="2"><draw:image xlink:href="http://linux-laptop:8080/images/tour/buttons/Land.gif" xlink:type="simple" xlink:show="embed" xlink:actuate="onLoad"/></draw:frame></draw:a><text:a xlink:type="simple" xlink:href="http://linux-laptop:8080/?command=Form&amp;record=com.tourapp.tour.booking.detail.db.BookingDetail&amp;objectID=18">   </text:a><text:a xlink:type="simple" xlink:href="http://linux-laptop:8080/?command=Form&amp;record=com.tourapp.tour.booking.detail.db.BookingDetail&amp;objectID=18"><text:span text:style-name="T3">Day 4</text:span></text:a><text:a xlink:type="simple" xlink:href="http://linux-laptop:8080/?command=Form&amp;record=com.tourapp.tour.booking.detail.db.BookingDetail&amp;objectID=18"><text:span text:style-name="T2"> – Mandarin </text:span></text:a><text:a xlink:type="simple" xlink:href="http://linux-laptop:8080/?command=Form&amp;record=com.tourapp.tour.booking.detail.db.BookingDetail&amp;objectID=18"><text:span text:style-name="T4">to </text:span></text:a><text:a xlink:type="simple" xlink:href="http://linux-laptop:8080/?command=Form&amp;record=com.tourapp.tour.booking.detail.db.BookingDetail&amp;objectID=18"><text:span text:style-name="T4">Airport</text:span></text:a><text:a xlink:type="simple" xlink:href="http://linux-laptop:8080/?command=Form&amp;record=com.tourapp.tour.booking.detail.db.BookingDetail&amp;objectID=18"><text:span text:style-name="T2"> Hotel Transfer</text:span></text:a></text:p>
              <text:p text:style-name="P8">You will be met at the airport and <text:span text:style-name="T5">transferred</text:span> by <text:span text:style-name="T5">an air-conditioned motorcoach</text:span> to <text:span text:style-name="T5">the airport for your flight </text:span><text:span text:style-name="T9">to Bangkok</text:span>.</text:p>
              <text:p text:style-name="Text_20_body"><draw:a xlink:type="simple" xlink:href="http://linux-laptop:8080/?command=Form&amp;record=com.tourapp.tour.booking.detail.db.BookingDetail&amp;objectID=19"><draw:frame draw:style-name="fr1" draw:name="graphics4" text:anchor-type="as-char" svg:width="0.1217in" svg:height="0.1217in" draw:z-index="3"><draw:image xlink:href="http://linux-laptop:8080/images/tour/buttons/Land.gif" xlink:type="simple" xlink:show="embed" xlink:actuate="onLoad"/></draw:frame></draw:a><text:a xlink:type="simple" xlink:href="http://linux-laptop:8080/?command=Form&amp;record=com.tourapp.tour.booking.detail.db.BookingDetail&amp;objectID=19">   </text:a><text:a xlink:type="simple" xlink:href="http://linux-laptop:8080/?command=Form&amp;record=com.tourapp.tour.booking.detail.db.BookingDetail&amp;objectID=19"><text:span text:style-name="T3">Day 4</text:span></text:a><text:a xlink:type="simple" xlink:href="http://linux-laptop:8080/?command=Form&amp;record=com.tourapp.tour.booking.detail.db.BookingDetail&amp;objectID=19"><text:span text:style-name="T2"> - Airport - Hotel Transfer (Bangkok)</text:span></text:a><text:line-break/>You will be met at the airport and <text:span text:style-name="T5">transferred</text:span> by <text:span text:style-name="T5">an air-conditioned motorcoach</text:span> to <text:span text:style-name="T5">the Dusit Thani Hotel</text:span>.</text:p>
              <text:p text:style-name="Text_20_body"><draw:a xlink:type="simple" xlink:href="http://linux-laptop:8080/?command=Form&amp;record=com.tourapp.tour.booking.detail.db.BookingDetail&amp;objectID=17"><draw:frame draw:style-name="fr1" draw:name="graphics5" text:anchor-type="as-char" svg:width="0.1217in" svg:height="0.1217in" draw:z-index="4"><draw:image xlink:href="http://linux-laptop:8080/images/tour/buttons/Hotel.gif" xlink:type="simple" xlink:show="embed" xlink:actuate="onLoad"/></draw:frame></draw:a><text:a xlink:type="simple" xlink:href="http://linux-laptop:8080/?command=Form&amp;record=com.tourapp.tour.booking.detail.db.BookingDetail&amp;objectID=17">   </text:a><text:a xlink:type="simple" xlink:href="http://linux-laptop:8080/?command=Form&amp;record=com.tourapp.tour.booking.detail.db.BookingDetail&amp;objectID=17"><text:span text:style-name="T3">Day 4 to Day 7 </text:span></text:a><text:a xlink:type="simple" xlink:href="http://linux-laptop:8080/?command=Form&amp;record=com.tourapp.tour.booking.detail.db.BookingDetail&amp;objectID=17"><text:span text:style-name="T2">- Dusit Thani Hotel</text:span></text:a></text:p>
              <text:p text:style-name="Text_20_body"><draw:a xlink:type="simple" xlink:href="http://linux-laptop:8080/?command=Form&amp;record=com.tourapp.tour.booking.detail.db.BookingDetail&amp;objectID=20"><draw:frame draw:style-name="fr1" draw:name="graphics6" text:anchor-type="as-char" svg:width="0.1217in" svg:height="0.1217in" draw:z-index="5"><draw:image xlink:href="http://linux-laptop:8080/images/tour/buttons/Land.gif" xlink:type="simple" xlink:show="embed" xlink:actuate="onLoad"/></draw:frame></draw:a><text:a xlink:type="simple" xlink:href="http://linux-laptop:8080/?command=Form&amp;record=com.tourapp.tour.booking.detail.db.BookingDetail&amp;objectID=20">   </text:a><text:a xlink:type="simple" xlink:href="http://linux-laptop:8080/?command=Form&amp;record=com.tourapp.tour.booking.detail.db.BookingDetail&amp;objectID=20"><text:span text:style-name="T3">Day </text:span></text:a><text:a xlink:type="simple" xlink:href="http://linux-laptop:8080/?command=Form&amp;record=com.tourapp.tour.booking.detail.db.BookingDetail&amp;objectID=20"><text:span text:style-name="T4">5</text:span></text:a><text:a xlink:type="simple" xlink:href="http://linux-laptop:8080/?command=Form&amp;record=com.tourapp.tour.booking.detail.db.BookingDetail&amp;objectID=20"><text:span text:style-name="T3"> </text:span></text:a><text:a xlink:type="simple" xlink:href="http://linux-laptop:8080/?command=Form&amp;record=com.tourapp.tour.booking.detail.db.BookingDetail&amp;objectID=20"><text:span text:style-name="T2">- Half Day Bangkok Sightseeing</text:span></text:a><text:line-break/>Today you will take in the sights and sounds of Bangkok.<text:line-break/>You will be picked up at your hotel and then <text:span text:style-name="T5">transferred</text:span> to a motorboat for a two hour tour of the Klongs.<text:line-break/>After lunch you will continue to explore the city for the rest of the afternoon. </text:p>
              <text:p text:style-name="Text_20_body"><draw:a xlink:type="simple" xlink:href="http://linux-laptop:8080/?command=Form&amp;record=com.tourapp.tour.booking.detail.db.BookingDetail&amp;objectID=21"><draw:frame draw:style-name="fr1" draw:name="graphics7" text:anchor-type="as-char" svg:width="0.1217in" svg:height="0.1217in" draw:z-index="6"><draw:image xlink:href="http://linux-laptop:8080/images/tour/buttons/Land.gif" xlink:type="simple" xlink:show="embed" xlink:actuate="onLoad"/></draw:frame></draw:a><text:a xlink:type="simple" xlink:href="http://linux-laptop:8080/?command=Form&amp;record=com.tourapp.tour.booking.detail.db.BookingDetail&amp;objectID=21">   </text:a><text:a xlink:type="simple" xlink:href="http://linux-laptop:8080/?command=Form&amp;record=com.tourapp.tour.booking.detail.db.BookingDetail&amp;objectID=21"><text:span text:style-name="T3">Day 7</text:span></text:a><text:a xlink:type="simple" xlink:href="http://linux-laptop:8080/?command=Form&amp;record=com.tourapp.tour.booking.detail.db.BookingDetail&amp;objectID=21"><text:span text:style-name="T2"> - Airport - Hotel Transfer (Bangkok)</text:span></text:a><text:line-break/>You will be met at the airport and <text:span text:style-name="T5">transferred</text:span> by <text:span text:style-name="T5">an air-conditioned motorcoach</text:span> to <text:span text:style-name="T5">the airport for your return flight</text:span>. </text:p>
            </text:section>
            <text:p text:style-name="P10"/>
          </table:table-cell>
        </table:table-row>
      </table:table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Pictures/100000000000010C000002E321647D2C.jpg" xlink:type="simple" xlink:actuate="onLoad" style:position="top left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n Corley</meta:initial-creator>
    <meta:creation-date>2010-12-01T11:09:22</meta:creation-date>
    <dc:date>2010-12-01T11:46:46</dc:date>
    <dc:creator>Don Corley</dc:creator>
    <meta:editing-duration>PT00H21M41S</meta:editing-duration>
    <meta:editing-cycles>4</meta:editing-cycles>
    <meta:generator>OpenOffice.org/3.2$Unix OpenOffice.org_project/320m19$Build-9505</meta:generator>
    <meta:document-statistic meta:table-count="1" meta:image-count="7" meta:object-count="0" meta:page-count="1" meta:paragraph-count="13" meta:word-count="192" meta:character-count="1058"/>
  </office:meta>
</office:document-meta>
</file>